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792.419" calcext:value-type="float">
            <text:p>792.419</text:p>
          </table:table-cell>
          <table:table-cell/>
          <table:table-cell office:value-type="float" office:value="792.419" calcext:value-type="float">
            <text:p>792.419</text:p>
          </table:table-cell>
          <table:table-cell table:formula="of:=AVERAGE(([.D2:.D50])/12500)" office:value-type="float" office:value="0.06339352" calcext:value-type="float">
            <text:p>0.06339352</text:p>
          </table:table-cell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758.239" calcext:value-type="float">
            <text:p>758.239</text:p>
          </table:table-cell>
          <table:table-cell/>
          <table:table-cell office:value-type="float" office:value="758.239" calcext:value-type="float">
            <text:p>758.239</text:p>
          </table:table-cell>
          <table:table-cell table:formula="of:=(([.D2:.D50])/12500)" office:value-type="float" office:value="0.06065912" calcext:value-type="float">
            <text:p>0.06065912</text:p>
          </table:table-cell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939.277" calcext:value-type="float">
            <text:p>939.277</text:p>
          </table:table-cell>
          <table:table-cell/>
          <table:table-cell office:value-type="float" office:value="939.277" calcext:value-type="float">
            <text:p>939.277</text:p>
          </table:table-cell>
          <table:table-cell table:formula="of:=AVERAGE(([.D2:.D50])/5000)" office:value-type="float" office:value="0.1878554" calcext:value-type="float">
            <text:p>0.1878554</text:p>
          </table:table-cell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828.446" calcext:value-type="float">
            <text:p>828.446</text:p>
          </table:table-cell>
          <table:table-cell/>
          <table:table-cell office:value-type="float" office:value="828.446" calcext:value-type="float">
            <text:p>828.446</text:p>
          </table:table-cell>
          <table:table-cell table:formula="of:=AVERAGE(([.D2:.D50])/2500)" office:value-type="float" office:value="0.3313784" calcext:value-type="float">
            <text:p>0.3313784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-254.485" calcext:value-type="float">
            <text:p>-254.485</text:p>
          </table:table-cell>
          <table:table-cell/>
          <table:table-cell office:value-type="float" office:value="-254.485" calcext:value-type="float">
            <text:p>-254.485</text:p>
          </table:table-cell>
          <table:table-cell table:formula="of:=AVERAGE(([.D2:.D50])/1250)" office:value-type="float" office:value="-0.203588" calcext:value-type="float">
            <text:p>-0.203588</text:p>
          </table:table-cell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700.751" calcext:value-type="float">
            <text:p>700.751</text:p>
          </table:table-cell>
          <table:table-cell/>
          <table:table-cell office:value-type="float" office:value="700.751" calcext:value-type="float">
            <text:p>700.751</text:p>
          </table:table-cell>
          <table:table-cell table:formula="of:=AVERAGE(([.D2:.D50])/1250)" office:value-type="float" office:value="0.5606008" calcext:value-type="float">
            <text:p>0.5606008</text:p>
          </table:table-cell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695.628" calcext:value-type="float">
            <text:p>695.628</text:p>
          </table:table-cell>
          <table:table-cell/>
          <table:table-cell office:value-type="float" office:value="695.628" calcext:value-type="float">
            <text:p>695.628</text:p>
          </table:table-cell>
          <table:table-cell table:formula="of:=AVERAGE(([.D2:.D50])/1875)" office:value-type="float" office:value="0.3710016" calcext:value-type="float">
            <text:p>0.3710016</text:p>
          </table:table-cell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719.59" calcext:value-type="float">
            <text:p>719.59</text:p>
          </table:table-cell>
          <table:table-cell/>
          <table:table-cell office:value-type="float" office:value="719.59" calcext:value-type="float">
            <text:p>719.59</text:p>
          </table:table-cell>
          <table:table-cell table:formula="of:=AVERAGE(([.D2:.D50])/1875)" office:value-type="float" office:value="0.383781333333333" calcext:value-type="float">
            <text:p>0.383781333333333</text:p>
          </table:table-cell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755.902" calcext:value-type="float">
            <text:p>755.902</text:p>
          </table:table-cell>
          <table:table-cell/>
          <table:table-cell office:value-type="float" office:value="755.902" calcext:value-type="float">
            <text:p>755.902</text:p>
          </table:table-cell>
          <table:table-cell table:formula="of:=AVERAGE(([.D2:.D50])/2050)" office:value-type="float" office:value="0.368732682926829" calcext:value-type="float">
            <text:p>0.36873268292682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790.981" calcext:value-type="float">
            <text:p>790.981</text:p>
          </table:table-cell>
          <table:table-cell/>
          <table:table-cell office:value-type="float" office:value="790.981" calcext:value-type="float">
            <text:p>790.981</text:p>
          </table:table-cell>
          <table:table-cell table:formula="of:=AVERAGE(([.D2:.D50])/1750)" office:value-type="float" office:value="0.451989142857143" calcext:value-type="float">
            <text:p>0.451989142857143</text:p>
          </table:table-cell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823.709" calcext:value-type="float">
            <text:p>823.709</text:p>
          </table:table-cell>
          <table:table-cell/>
          <table:table-cell office:value-type="float" office:value="823.709" calcext:value-type="float">
            <text:p>823.709</text:p>
          </table:table-cell>
          <table:table-cell table:formula="of:=AVERAGE(([.D2:.D50])/2500)" office:value-type="float" office:value="0.3294836" calcext:value-type="float">
            <text:p>0.3294836</text:p>
          </table:table-cell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850.842" calcext:value-type="float">
            <text:p>850.842</text:p>
          </table:table-cell>
          <table:table-cell/>
          <table:table-cell office:value-type="float" office:value="850.842" calcext:value-type="float">
            <text:p>850.842</text:p>
          </table:table-cell>
          <table:table-cell/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878.169" calcext:value-type="float">
            <text:p>878.169</text:p>
          </table:table-cell>
          <table:table-cell/>
          <table:table-cell office:value-type="float" office:value="878.169" calcext:value-type="float">
            <text:p>878.169</text:p>
          </table:table-cell>
          <table:table-cell/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906.201" calcext:value-type="float">
            <text:p>906.201</text:p>
          </table:table-cell>
          <table:table-cell/>
          <table:table-cell office:value-type="float" office:value="906.201" calcext:value-type="float">
            <text:p>906.201</text:p>
          </table:table-cell>
          <table:table-cell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932.418" calcext:value-type="float">
            <text:p>932.418</text:p>
          </table:table-cell>
          <table:table-cell/>
          <table:table-cell office:value-type="float" office:value="932.418" calcext:value-type="float">
            <text:p>932.418</text:p>
          </table:table-cell>
          <table:table-cell/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959.017" calcext:value-type="float">
            <text:p>959.017</text:p>
          </table:table-cell>
          <table:table-cell/>
          <table:table-cell office:value-type="float" office:value="959.017" calcext:value-type="float">
            <text:p>959.017</text:p>
          </table:table-cell>
          <table:table-cell/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986.287" calcext:value-type="float">
            <text:p>986.287</text:p>
          </table:table-cell>
          <table:table-cell/>
          <table:table-cell office:value-type="float" office:value="986.287" calcext:value-type="float">
            <text:p>986.287</text:p>
          </table:table-cell>
          <table:table-cell/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1018.2" calcext:value-type="float">
            <text:p>1018.2</text:p>
          </table:table-cell>
          <table:table-cell/>
          <table:table-cell office:value-type="float" office:value="1018.2" calcext:value-type="float">
            <text:p>1018.2</text:p>
          </table:table-cell>
          <table:table-cell/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1054.41" calcext:value-type="float">
            <text:p>1054.41</text:p>
          </table:table-cell>
          <table:table-cell/>
          <table:table-cell office:value-type="float" office:value="1054.41" calcext:value-type="float">
            <text:p>1054.41</text:p>
          </table:table-cell>
          <table:table-cell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1096.07" calcext:value-type="float">
            <text:p>1096.07</text:p>
          </table:table-cell>
          <table:table-cell/>
          <table:table-cell office:value-type="float" office:value="1096.07" calcext:value-type="float">
            <text:p>1096.07</text:p>
          </table:table-cell>
          <table:table-cell/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1145.37" calcext:value-type="float">
            <text:p>1145.37</text:p>
          </table:table-cell>
          <table:table-cell/>
          <table:table-cell office:value-type="float" office:value="1145.37" calcext:value-type="float">
            <text:p>1145.37</text:p>
          </table:table-cell>
          <table:table-cell/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float" office:value="1202.57" calcext:value-type="float">
            <text:p>1202.57</text:p>
          </table:table-cell>
          <table:table-cell/>
          <table:table-cell office:value-type="float" office:value="1202.57" calcext:value-type="float">
            <text:p>1202.57</text:p>
          </table:table-cell>
          <table:table-cell/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1318.08" calcext:value-type="float">
            <text:p>1318.08</text:p>
          </table:table-cell>
          <table:table-cell/>
          <table:table-cell office:value-type="float" office:value="1318.08" calcext:value-type="float">
            <text:p>1318.08</text:p>
          </table:table-cell>
          <table:table-cell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314.78" calcext:value-type="float">
            <text:p>1314.78</text:p>
          </table:table-cell>
          <table:table-cell/>
          <table:table-cell office:value-type="float" office:value="1314.78" calcext:value-type="float">
            <text:p>1314.78</text:p>
          </table:table-cell>
          <table:table-cell/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1220.81" calcext:value-type="float">
            <text:p>1220.81</text:p>
          </table:table-cell>
          <table:table-cell/>
          <table:table-cell office:value-type="float" office:value="1220.81" calcext:value-type="float">
            <text:p>1220.81</text:p>
          </table:table-cell>
          <table:table-cell/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1174.64" calcext:value-type="float">
            <text:p>1174.64</text:p>
          </table:table-cell>
          <table:table-cell/>
          <table:table-cell office:value-type="float" office:value="1174.64" calcext:value-type="float">
            <text:p>1174.64</text:p>
          </table:table-cell>
          <table:table-cell/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1129.38" calcext:value-type="float">
            <text:p>1129.38</text:p>
          </table:table-cell>
          <table:table-cell/>
          <table:table-cell office:value-type="float" office:value="1129.38" calcext:value-type="float">
            <text:p>1129.38</text:p>
          </table:table-cell>
          <table:table-cell/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1076.13" calcext:value-type="float">
            <text:p>1076.13</text:p>
          </table:table-cell>
          <table:table-cell/>
          <table:table-cell office:value-type="float" office:value="1076.13" calcext:value-type="float">
            <text:p>1076.13</text:p>
          </table:table-cell>
          <table:table-cell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1038.01" calcext:value-type="float">
            <text:p>1038.01</text:p>
          </table:table-cell>
          <table:table-cell/>
          <table:table-cell office:value-type="float" office:value="1038.01" calcext:value-type="float">
            <text:p>1038.01</text:p>
          </table:table-cell>
          <table:table-cell/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1022.44" calcext:value-type="float">
            <text:p>1022.44</text:p>
          </table:table-cell>
          <table:table-cell/>
          <table:table-cell office:value-type="float" office:value="1022.44" calcext:value-type="float">
            <text:p>1022.44</text:p>
          </table:table-cell>
          <table:table-cell/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1013.76" calcext:value-type="float">
            <text:p>1013.76</text:p>
          </table:table-cell>
          <table:table-cell/>
          <table:table-cell office:value-type="float" office:value="1013.76" calcext:value-type="float">
            <text:p>1013.76</text:p>
          </table:table-cell>
          <table:table-cell/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1083.49" calcext:value-type="float">
            <text:p>1083.49</text:p>
          </table:table-cell>
          <table:table-cell/>
          <table:table-cell office:value-type="float" office:value="1083.49" calcext:value-type="float">
            <text:p>1083.49</text:p>
          </table:table-cell>
          <table:table-cell/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1115.97" calcext:value-type="float">
            <text:p>1115.97</text:p>
          </table:table-cell>
          <table:table-cell/>
          <table:table-cell office:value-type="float" office:value="1115.97" calcext:value-type="float">
            <text:p>1115.97</text:p>
          </table:table-cell>
          <table:table-cell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105.97" calcext:value-type="float">
            <text:p>1105.97</text:p>
          </table:table-cell>
          <table:table-cell/>
          <table:table-cell office:value-type="float" office:value="1105.97" calcext:value-type="float">
            <text:p>1105.97</text:p>
          </table:table-cell>
          <table:table-cell/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1073.88" calcext:value-type="float">
            <text:p>1073.88</text:p>
          </table:table-cell>
          <table:table-cell/>
          <table:table-cell office:value-type="float" office:value="1073.88" calcext:value-type="float">
            <text:p>1073.88</text:p>
          </table:table-cell>
          <table:table-cell/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1053.86" calcext:value-type="float">
            <text:p>1053.86</text:p>
          </table:table-cell>
          <table:table-cell/>
          <table:table-cell office:value-type="float" office:value="1053.86" calcext:value-type="float">
            <text:p>1053.86</text:p>
          </table:table-cell>
          <table:table-cell/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1001.65" calcext:value-type="float">
            <text:p>1001.65</text:p>
          </table:table-cell>
          <table:table-cell/>
          <table:table-cell office:value-type="float" office:value="1001.65" calcext:value-type="float">
            <text:p>1001.65</text:p>
          </table:table-cell>
          <table:table-cell/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984.339" calcext:value-type="float">
            <text:p>984.339</text:p>
          </table:table-cell>
          <table:table-cell/>
          <table:table-cell office:value-type="float" office:value="984.339" calcext:value-type="float">
            <text:p>984.339</text:p>
          </table:table-cell>
          <table:table-cell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998.412" calcext:value-type="float">
            <text:p>998.412</text:p>
          </table:table-cell>
          <table:table-cell/>
          <table:table-cell office:value-type="float" office:value="998.412" calcext:value-type="float">
            <text:p>998.412</text:p>
          </table:table-cell>
          <table:table-cell/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2246.13" calcext:value-type="float">
            <text:p>2246.13</text:p>
          </table:table-cell>
          <table:table-cell/>
          <table:table-cell office:value-type="float" office:value="2246.13" calcext:value-type="float">
            <text:p>2246.13</text:p>
          </table:table-cell>
          <table:table-cell/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1221.38" calcext:value-type="float">
            <text:p>1221.38</text:p>
          </table:table-cell>
          <table:table-cell/>
          <table:table-cell office:value-type="float" office:value="1221.38" calcext:value-type="float">
            <text:p>1221.38</text:p>
          </table:table-cell>
          <table:table-cell/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1052.67" calcext:value-type="float">
            <text:p>1052.67</text:p>
          </table:table-cell>
          <table:table-cell/>
          <table:table-cell office:value-type="float" office:value="1052.67" calcext:value-type="float">
            <text:p>1052.67</text:p>
          </table:table-cell>
          <table:table-cell/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982.121" calcext:value-type="float">
            <text:p>982.121</text:p>
          </table:table-cell>
          <table:table-cell/>
          <table:table-cell office:value-type="float" office:value="982.121" calcext:value-type="float">
            <text:p>982.121</text:p>
          </table:table-cell>
          <table:table-cell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854.341" calcext:value-type="float">
            <text:p>854.341</text:p>
          </table:table-cell>
          <table:table-cell/>
          <table:table-cell office:value-type="float" office:value="854.341" calcext:value-type="float">
            <text:p>854.341</text:p>
          </table:table-cell>
          <table:table-cell/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529.094" calcext:value-type="float">
            <text:p>529.094</text:p>
          </table:table-cell>
          <table:table-cell/>
          <table:table-cell office:value-type="float" office:value="529.094" calcext:value-type="float">
            <text:p>529.094</text:p>
          </table:table-cell>
          <table:table-cell/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724.414" calcext:value-type="float">
            <text:p>724.414</text:p>
          </table:table-cell>
          <table:table-cell/>
          <table:table-cell office:value-type="float" office:value="724.414" calcext:value-type="float">
            <text:p>724.414</text:p>
          </table:table-cell>
          <table:table-cell/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614.887" calcext:value-type="float">
            <text:p>614.887</text:p>
          </table:table-cell>
          <table:table-cell/>
          <table:table-cell office:value-type="float" office:value="614.887" calcext:value-type="float">
            <text:p>614.887</text:p>
          </table:table-cell>
          <table:table-cell/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501.654" calcext:value-type="float">
            <text:p>501.654</text:p>
          </table:table-cell>
          <table:table-cell/>
          <table:table-cell office:value-type="float" office:value="501.654" calcext:value-type="float">
            <text:p>501.65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84.669" calcext:value-type="float">
            <text:p>484.669</text:p>
          </table:table-cell>
          <table:table-cell/>
          <table:table-cell office:value-type="float" office:value="484.669" calcext:value-type="float">
            <text:p>484.669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0">00/00/0000</text:date>, <text:time style:data-style-name="N2" text:time-value="20:58:15.31488655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0T20:12:34.547121138</meta:creation-date>
    <dc:date>2022-02-10T21:11:24.674121223</dc:date>
    <meta:editing-duration>PT8M11S</meta:editing-duration>
    <meta:editing-cycles>4</meta:editing-cycles>
    <meta:generator>LibreOffice/6.4.7.2$Linux_X86_64 LibreOffice_project/40$Build-2</meta:generator>
    <meta:document-statistic meta:table-count="1" meta:cell-count="160" meta:object-count="0"/>
  </office:meta>
</office:document-meta>
</file>